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4.737cm" fo:margin-left="0.014cm" table:align="left" style:writing-mode="lr-tb"/>
    </style:style>
    <style:style style:name="Tableau1.A" style:family="table-column">
      <style:table-column-properties style:column-width="1.538cm"/>
    </style:style>
    <style:style style:name="Tableau1.B" style:family="table-column">
      <style:table-column-properties style:column-width="3.768cm"/>
    </style:style>
    <style:style style:name="Tableau1.C" style:family="table-column">
      <style:table-column-properties style:column-width="1.99cm"/>
    </style:style>
    <style:style style:name="Tableau1.D" style:family="table-column">
      <style:table-column-properties style:column-width="2.004cm"/>
    </style:style>
    <style:style style:name="Tableau1.E" style:family="table-column">
      <style:table-column-properties style:column-width="4.106cm"/>
    </style:style>
    <style:style style:name="Tableau1.G" style:family="table-column">
      <style:table-column-properties style:column-width="2.201cm"/>
    </style:style>
    <style:style style:name="Tableau1.H" style:family="table-column">
      <style:table-column-properties style:column-width="4.304cm"/>
    </style:style>
    <style:style style:name="Tableau1.I" style:family="table-column">
      <style:table-column-properties style:column-width="2.836cm"/>
    </style:style>
    <style:style style:name="Tableau1.1" style:family="table-row">
      <style:table-row-properties style:min-row-height="2.907cm"/>
    </style:style>
    <style:style style:name="Tableau1.A1" style:family="table-cell">
      <style:table-cell-properties fo:padding="0.097cm" fo:border-left="0.5pt solid #000000" fo:border-right="none" fo:border-top="0.5pt solid #000000" fo:border-bottom="none" style:writing-mode="page"/>
    </style:style>
    <style:style style:name="Tableau1.B1" style:family="table-cell">
      <style:table-cell-properties fo:padding="0.097cm" fo:border-left="0.5pt solid #000000" fo:border-right="0.5pt solid #000000" fo:border-top="0.5pt solid #000000" fo:border-bottom="none" style:writing-mode="page"/>
    </style:style>
    <style:style style:name="Tableau1.C1" style:family="table-cell">
      <style:table-cell-properties fo:padding="0.097cm" fo:border-left="none" fo:border-right="none" fo:border-top="0.5pt solid #000000" fo:border-bottom="none" style:writing-mode="page"/>
    </style:style>
    <style:style style:name="Tableau1.I1" style:family="table-cell">
      <style:table-cell-properties fo:padding="0.097cm" fo:border-left="none" fo:border-right="0.5pt solid #000000" fo:border-top="0.5pt solid #000000" fo:border-bottom="none" style:writing-mode="page"/>
    </style:style>
    <style:style style:name="Tableau1.2" style:family="table-row">
      <style:table-row-properties style:min-row-height="1.072cm"/>
    </style:style>
    <style:style style:name="Tableau1.A2" style:family="table-cell">
      <style:table-cell-properties fo:padding="0.097cm" fo:border-left="0.5pt solid #000000" fo:border-right="none" fo:border-top="none" fo:border-bottom="none" style:writing-mode="page"/>
    </style:style>
    <style:style style:name="Tableau1.B2" style:family="table-cell">
      <style:table-cell-properties fo:padding="0.097cm" fo:border-left="0.5pt solid #000000" fo:border-right="0.5pt solid #000000" fo:border-top="none" fo:border-bottom="none" style:writing-mode="page"/>
    </style:style>
    <style:style style:name="Tableau1.C2" style:family="table-cell">
      <style:table-cell-properties fo:padding="0.097cm" fo:border="none" style:writing-mode="page"/>
    </style:style>
    <style:style style:name="Tableau1.I2" style:family="table-cell">
      <style:table-cell-properties fo:padding="0.097cm" fo:border-left="none" fo:border-right="0.5pt solid #000000" fo:border-top="none" fo:border-bottom="none" style:writing-mode="page"/>
    </style:style>
    <style:style style:name="Tableau1.3" style:family="table-row">
      <style:table-row-properties style:min-row-height="2.683cm"/>
    </style:style>
    <style:style style:name="P1" style:family="paragraph" style:parent-style-name="Standard">
      <style:paragraph-properties fo:text-align="center" style:justify-single-word="false"/>
      <style:text-properties style:font-name="Times New Roman" fo:language="nl" fo:country="BE" style:text-underline-style="none"/>
    </style:style>
    <style:style style:name="P2" style:family="paragraph" style:parent-style-name="Standard">
      <style:paragraph-properties fo:text-align="center" style:justify-single-word="false"/>
      <style:text-properties style:font-name="Times New Roman" fo:language="nl" fo:country="BE" style:text-underline-style="solid" style:text-underline-width="auto" style:text-underline-color="font-color"/>
    </style:style>
    <style:style style:name="P3" style:family="paragraph" style:parent-style-name="Standard">
      <style:paragraph-properties fo:text-align="center" style:justify-single-word="false"/>
      <style:text-properties style:font-name="Times New Roman" fo:language="nl" fo:country="BE"/>
    </style:style>
    <style:style style:name="P4" style:family="paragraph" style:parent-style-name="Standard">
      <style:paragraph-properties fo:text-align="center" style:justify-single-word="false"/>
      <style:text-properties style:font-name="Times New Roman" fo:language="nl" fo:country="BE" officeooo:paragraph-rsid="001fc15f"/>
    </style:style>
    <style:style style:name="P5" style:family="paragraph" style:parent-style-name="Standard">
      <style:paragraph-properties fo:text-align="center" style:justify-single-word="false"/>
      <style:text-properties style:font-name="Times New Roman" fo:language="nl" fo:country="BE" fo:font-weight="bold" style:font-weight-asian="bold" style:font-weight-complex="bold"/>
    </style:style>
    <style:style style:name="P6" style:family="paragraph" style:parent-style-name="Standard">
      <style:paragraph-properties fo:text-align="start" style:justify-single-word="false" fo:break-before="page"/>
      <style:text-properties style:font-name="Times New Roman" fo:language="nl" fo:country="BE" officeooo:rsid="0027aab4" officeooo:paragraph-rsid="0027aab4"/>
    </style:style>
    <style:style style:name="P7" style:family="paragraph" style:parent-style-name="Standard">
      <style:paragraph-properties fo:text-align="start" style:justify-single-word="false"/>
      <style:text-properties style:font-name="Times New Roman" officeooo:paragraph-rsid="0017e8b4"/>
    </style:style>
    <style:style style:name="P8" style:family="paragraph" style:parent-style-name="Standard">
      <style:paragraph-properties fo:text-align="start" style:justify-single-word="false"/>
      <style:text-properties style:font-name="Times New Roman" officeooo:paragraph-rsid="0027aab4"/>
    </style:style>
    <style:style style:name="P9" style:family="paragraph" style:parent-style-name="Standard">
      <style:paragraph-properties fo:text-align="start" style:justify-single-word="false"/>
      <style:text-properties style:font-name="Times New Roman" fo:font-size="10pt" fo:language="nl" fo:country="BE" officeooo:paragraph-rsid="0027aab4" style:font-size-asian="10pt" style:font-size-complex="10pt"/>
    </style:style>
    <style:style style:name="P10" style:family="paragraph" style:parent-style-name="Standard">
      <style:paragraph-properties fo:text-align="center" style:justify-single-word="false"/>
      <style:text-properties style:font-name="Times New Roman" fo:font-size="10pt" fo:language="nl" fo:country="BE" officeooo:paragraph-rsid="0027aab4" style:font-size-asian="10pt" style:font-size-complex="10pt"/>
    </style:style>
    <style:style style:name="P11" style:family="paragraph" style:parent-style-name="Standard">
      <style:text-properties style:font-name="Times New Roman" fo:font-size="10pt" fo:language="nl" fo:country="BE" fo:font-weight="normal" officeooo:rsid="0014473b" officeooo:paragraph-rsid="0027aab4"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Times New Roman" fo:font-size="10pt" fo:font-weight="normal" officeooo:paragraph-rsid="0027aab4" style:font-size-asian="10pt" style:font-weight-asian="normal" style:font-size-complex="10pt" style:font-weight-complex="normal"/>
    </style:style>
    <style:style style:name="P13" style:family="paragraph" style:parent-style-name="Table_20_Contents">
      <style:paragraph-properties fo:text-align="start" style:justify-single-word="false"/>
      <style:text-properties style:font-name="Times New Roman" fo:font-size="10pt" fo:font-weight="normal" officeooo:rsid="0011e773" officeooo:paragraph-rsid="0027aab4" style:font-size-asian="10pt" style:font-weight-asian="normal" style:font-size-complex="10pt" style:font-weight-complex="normal"/>
    </style:style>
    <style:style style:name="P14" style:family="paragraph" style:parent-style-name="Standard">
      <style:paragraph-properties fo:margin-left="0.499cm" fo:margin-right="0cm" fo:text-indent="0.002cm" style:auto-text-indent="false"/>
      <style:text-properties style:font-name="Times New Roman" fo:font-size="10pt" fo:font-weight="normal" officeooo:paragraph-rsid="0027aab4" style:font-size-asian="10pt" style:font-weight-asian="normal" style:font-size-complex="10pt" style:font-weight-complex="normal"/>
    </style:style>
    <style:style style:name="P15" style:family="paragraph" style:parent-style-name="Standard">
      <style:text-properties style:font-name="Times New Roman" fo:font-size="10pt" fo:language="fr" fo:country="BE" fo:font-weight="normal" officeooo:rsid="000d1695" officeooo:paragraph-rsid="0027aab4"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style:font-name="Times New Roman" fo:font-size="9pt" fo:language="nl" fo:country="BE" officeooo:paragraph-rsid="0027aab4" style:font-size-asian="9pt" style:font-size-complex="9pt"/>
    </style:style>
    <style:style style:name="P17" style:family="paragraph" style:parent-style-name="Table_20_Contents">
      <style:paragraph-properties fo:text-align="center" style:justify-single-word="false"/>
      <style:text-properties style:font-name="Times New Roman" fo:font-size="9pt" officeooo:rsid="0011e773" officeooo:paragraph-rsid="0027aab4" style:font-size-asian="9pt" style:font-size-complex="9pt"/>
    </style:style>
    <style:style style:name="P18" style:family="paragraph" style:parent-style-name="Standard">
      <style:paragraph-properties fo:text-align="start" style:justify-single-word="false"/>
      <style:text-properties style:font-name="Times New Roman" fo:font-size="6pt" fo:language="nl" fo:country="BE" officeooo:paragraph-rsid="0027aab4" style:font-size-asian="6pt" style:font-size-complex="6pt"/>
    </style:style>
    <style:style style:name="P19" style:family="paragraph" style:parent-style-name="Standard">
      <style:paragraph-properties fo:text-align="center" style:justify-single-word="false"/>
      <style:text-properties style:font-name="Times New Roman" officeooo:rsid="0017e8b4" officeooo:paragraph-rsid="0027aab4"/>
    </style:style>
    <style:style style:name="P20" style:family="paragraph" style:parent-style-name="Standard">
      <style:paragraph-properties fo:text-align="center" style:justify-single-word="false"/>
      <style:text-properties style:font-name="Times New Roman" officeooo:paragraph-rsid="0027aab4"/>
    </style:style>
    <style:style style:name="P2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paragraph-rsid="0017e8b4" style:font-weight-asian="bold" style:font-weight-complex="bold"/>
    </style:style>
    <style:style style:name="P22" style:family="paragraph" style:parent-style-name="Table_20_Contents">
      <style:paragraph-properties fo:text-align="start" style:justify-single-word="false"/>
      <style:text-properties fo:color="#000000" loext:opacity="100%" style:font-name="Times New Roman" fo:font-size="10pt" fo:font-weight="normal" officeooo:paragraph-rsid="0027aab4" style:font-size-asian="10pt" style:font-weight-asian="normal" style:font-size-complex="10pt" style:font-weight-complex="normal"/>
    </style:style>
    <style:style style:name="P23" style:family="paragraph" style:parent-style-name="Table_20_Contents">
      <style:paragraph-properties fo:text-align="center" style:justify-single-word="false"/>
      <style:text-properties style:font-name="Times New Roman" fo:font-size="9pt" officeooo:rsid="0037ba65" officeooo:paragraph-rsid="0037ba65" style:font-size-asian="9pt" style:font-size-complex="9pt"/>
    </style:style>
    <style:style style:name="P24" style:family="paragraph" style:parent-style-name="Standard" style:master-page-name="Standard">
      <style:paragraph-properties style:page-number="auto"/>
      <style:text-properties fo:font-size="14pt" fo:language="nl" fo:country="BE" fo:font-weight="bold" style:font-size-asian="14pt" style:font-weight-asian="bold"/>
    </style:style>
    <style:style style:name="P25" style:family="paragraph" style:parent-style-name="Standard" style:list-style-name="" style:master-page-name="">
      <loext:graphic-properties draw:fill-gradient-name="gradient" draw:fill-hatch-name="hatch"/>
      <style:paragraph-properties fo:text-align="center" style:justify-single-word="false" style:page-number="auto"/>
      <style:text-properties style:font-name="Times New Roman" fo:language="nl" fo:country="BE" style:text-underline-style="none"/>
    </style:style>
    <style:style style:name="P26" style:family="paragraph" style:parent-style-name="Standard" style:list-style-name="">
      <loext:graphic-properties draw:fill-gradient-name="gradient" draw:fill-hatch-name="hatch"/>
      <style:paragraph-properties fo:text-align="center" style:justify-single-word="false"/>
      <style:text-properties style:font-name="Times New Roman" fo:language="nl" fo:country="BE" style:text-underline-style="solid" style:text-underline-width="auto" style:text-underline-color="font-color"/>
    </style:style>
    <style:style style:name="P27" style:family="paragraph" style:parent-style-name="Standard" style:list-style-name="">
      <loext:graphic-properties draw:fill-gradient-name="gradient" draw:fill-hatch-name="hatch"/>
      <style:paragraph-properties fo:text-align="center" style:justify-single-word="false"/>
      <style:text-properties style:font-name="Times New Roman" fo:language="nl" fo:country="BE"/>
    </style:style>
    <style:style style:name="P28" style:family="paragraph" style:parent-style-name="Standard">
      <style:paragraph-properties fo:text-align="start" style:justify-single-word="false"/>
      <style:text-properties style:font-name="Times New Roman" fo:language="nl" fo:country="BE" officeooo:rsid="0027aab4" officeooo:paragraph-rsid="0027aab4"/>
    </style:style>
    <style:style style:name="P29" style:family="paragraph" style:parent-style-name="Standard">
      <style:paragraph-properties fo:text-align="start" style:justify-single-word="false"/>
      <style:text-properties style:font-name="Times New Roman" fo:font-size="6pt" fo:language="nl" fo:country="BE" officeooo:rsid="0027aab4" officeooo:paragraph-rsid="0027aab4" style:font-size-asian="6pt" style:font-size-complex="6pt"/>
    </style:style>
    <style:style style:name="P30" style:family="paragraph" style:parent-style-name="Standard">
      <style:paragraph-properties fo:text-align="start" style:justify-single-word="false" fo:break-before="page"/>
      <style:text-properties style:font-name="Times New Roman" officeooo:paragraph-rsid="0027aab4"/>
    </style:style>
    <style:style style:name="P31" style:family="paragraph" style:parent-style-name="Standard">
      <style:paragraph-properties fo:text-align="start" style:justify-single-word="false"/>
      <style:text-properties style:font-name="Times New Roman" officeooo:paragraph-rsid="003c199d"/>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ize="10pt" style:font-size-asian="10pt" style:font-size-complex="10pt"/>
    </style:style>
    <style:style style:name="T2" style:family="text">
      <style:text-properties fo:font-size="10pt" officeooo:rsid="0011e773" style:font-size-asian="10pt" style:font-size-complex="10pt"/>
    </style:style>
    <style:style style:name="T3" style:family="text">
      <style:text-properties fo:font-size="10pt" officeooo:rsid="0017e8b4" style:font-size-asian="10pt" style:font-size-complex="10pt" loext:padding="0.049cm" loext:border="0.06pt solid #000000"/>
    </style:style>
    <style:style style:name="T4" style:family="text">
      <style:text-properties fo:font-size="10pt" style:font-size-asian="10pt" style:font-size-complex="10pt" loext:padding="0.049cm" loext:border="0.06pt solid #000000"/>
    </style:style>
    <style:style style:name="T5" style:family="text">
      <style:text-properties fo:font-size="10pt" fo:background-color="#ffff00" loext:char-shading-value="0" style:font-size-asian="10pt" style:font-size-complex="10pt"/>
    </style:style>
    <style:style style:name="T6" style:family="text">
      <style:text-properties fo:font-size="10pt" officeooo:rsid="0011e773" fo:background-color="#ffff00" loext:char-shading-value="0" style:font-size-asian="10pt" style:font-size-complex="10pt"/>
    </style:style>
    <style:style style:name="T7" style:family="text">
      <style:text-properties fo:font-size="10pt" fo:background-color="transparent" loext:char-shading-value="0" style:font-size-asian="10pt" style:font-size-complex="10pt"/>
    </style:style>
    <style:style style:name="T8" style:family="text">
      <style:text-properties officeooo:rsid="0006fa78"/>
    </style:style>
    <style:style style:name="T9" style:family="text">
      <style:text-properties officeooo:rsid="0017e8b4"/>
    </style:style>
    <style:style style:name="T10" style:family="text">
      <style:text-properties fo:font-size="6pt" fo:language="nl" fo:country="BE" officeooo:rsid="0027aab4" style:font-size-asian="6pt" style:font-size-complex="6pt"/>
    </style:style>
    <style:style style:name="T11" style:family="text">
      <style:text-properties fo:background-color="#ffff00" loext:char-shading-value="0"/>
    </style:style>
    <style:style style:name="T12" style:family="text">
      <style:text-properties fo:background-color="#ffff00" loext:char-shading-value="0"/>
    </style:style>
    <style:style style:name="Sect1" style:family="section">
      <style:section-properties fo:margin-left="-0.183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4"/>
        <text:p text:style-name="P1">MINISTERE DES</text:p>
        <text:p text:style-name="P2"><text:s text:c="51"/></text:p>
        <text:p text:style-name="P1"/>
        <text:p text:style-name="P1">Administration générale des</text:p>
        <text:p text:style-name="P2"><text:s text:c="52"/></text:p>
        <text:p text:style-name="P2"/>
        <text:p text:style-name="P3">Administration du</text:p>
        <text:p text:style-name="P3">Administration de la T.V.A., de l'Enregistrement et des</text:p>
        <text:h text:style-name="P25" text:outline-level="4">Administration des Contributions</text:h>
        <text:h text:style-name="P26" text:outline-level="4"><text:s text:c="55"/></text:h>
        <text:h text:style-name="P27" text:outline-level="4"/>
        <text:p text:style-name="P5">LISTE N°</text:p>
        <text:p text:style-name="P5"/>
        <text:p text:style-name="P5">DES PERMIS DE BATIR ET DES PERMIS DE</text:p>
        <text:p text:style-name="P5">DELIVRES ET DES CHANGEMENTS SURVENUS</text:p>
        <text:p text:style-name="P5"/>
        <text:p text:style-name="P5">DANS LES PROPRIETES</text:p>
        <text:p text:style-name="P4"/>
        <text:p text:style-name="P6"/>
        <text:section text:style-name="Sect2" text:name="Section2">
          <text:p text:style-name="P28"><office:annotation loext:resolved="false"><dc:creator>fngaha</dc:creator><dc:date>2024-05-02T10:41:19.963233950</dc:date><meta:creator-initials>fngaha</meta:creator-initials><text:p text:style-name="P32">do section for div in brains[0].getObject().portal_urban.divisionsRenaming</text:p></office:annotation><text:span text:style-name="T1">COMMUNE DE : </text:span><text:span text:style-name="T1"><text:text-input text:description="">brains[0].getObject().portal_urban.cityName</text:text-input></text:span><text:span text:style-name="T1"><text:tab/><text:tab/> Division</text:span><text:span text:style-name="T7"> </text:span><text:span text:style-name="T7"><text:text-input text:description="">div['name']</text:text-input></text:span><text:span text:style-name="T7"><text:s/>: </text:span><text:span text:style-name="T7"><text:text-input text:description="">brains[0].getObject().portal_urban.cityName</text:text-input></text:span><text:span text:style-name="T7"><text:tab/></text:span><text:span text:style-name="T1"><text:tab/><text:tab/></text:span><text:span text:style-name="T2">Du</text:span><text:span text:style-name="T6"> </text:span><text:span text:style-name="T5">01/01/2024 Au 31/12/2024 </text:span><text:span text:style-name="T1"><text:tab/><text:tab/><text:tab/></text:span><text:span text:style-name="T4">N° </text:span><text:span text:style-name="T3">1 <text:s text:c="15"/></text:span></text:p>
          <text:p text:style-name="P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C"/>
            <table:table-column table:style-name="Tableau1.G"/>
            <table:table-column table:style-name="Tableau1.H"/>
            <table:table-column table:style-name="Tableau1.I"/>
            <table:table-row table:style-name="Tableau1.1">
              <table:table-cell table:style-name="Tableau1.A1" office:value-type="string">
                <text:p text:style-name="P10">N° Permis</text:p>
                <text:p text:style-name="P16"/>
              </table:table-cell>
              <table:table-cell table:style-name="Tableau1.B1" office:value-type="string">
                <text:p text:style-name="P16">Identification du propriétaire de la</text:p>
                <text:p text:style-name="P16">parcelle affectée par les</text:p>
                <text:p text:style-name="P16">changements ou du titulaire du</text:p>
                <text:p text:style-name="P16">permis de bâtir ou du permis de lotir</text:p>
                <text:p text:style-name="P16">(nom, prénom et adresse)</text:p>
              </table:table-cell>
              <table:table-cell table:style-name="Tableau1.C1" office:value-type="string">
                <text:p text:style-name="P16">Situation du bien immeuble</text:p>
                <text:p text:style-name="P16">(rue, N° ou lieu dit)</text:p>
              </table:table-cell>
              <table:table-cell table:style-name="Tableau1.B1" office:value-type="string">
                <text:p text:style-name="P16">Désignation</text:p>
                <text:p text:style-name="P16">cadastrale</text:p>
                <text:p text:style-name="P16">(section et n°</text:p>
                <text:p text:style-name="P16">de parcelle et</text:p>
                <text:p text:style-name="P16">n° cadastre)</text:p>
              </table:table-cell>
              <table:table-cell table:style-name="Tableau1.C1" office:value-type="string">
                <text:p text:style-name="P16">Nature des travaux ou du</text:p>
                <text:p text:style-name="P16">changement</text:p>
              </table:table-cell>
              <table:table-cell table:style-name="Tableau1.B1" office:value-type="string">
                <text:p text:style-name="P16">Date de la</text:p>
                <text:p text:style-name="P16">fin des</text:p>
                <text:p text:style-name="P16">travaux ou</text:p>
                <text:p text:style-name="P16">du chgmnt</text:p>
              </table:table-cell>
              <table:table-cell table:style-name="Tableau1.C1" office:value-type="string">
                <text:p text:style-name="P16">Date du</text:p>
                <text:p text:style-name="P16">permis de bâtir ou du permis de lotir</text:p>
              </table:table-cell>
              <table:table-cell table:style-name="Tableau1.B1" office:value-type="string">
                <text:p text:style-name="P16">Profession (en abrégé),</text:p>
                <text:p text:style-name="P16">nom et adresse des architectes,</text:p>
                <text:p text:style-name="P16">entrepreneurs et</text:p>
              </table:table-cell>
              <table:table-cell table:style-name="Tableau1.I1" office:value-type="string">
                <text:p text:style-name="P16">Case</text:p>
                <text:p text:style-name="P16">réservée au</text:p>
                <text:p text:style-name="P16">Ministère</text:p>
                <text:p text:style-name="P16">des Finances</text:p>
              </table:table-cell>
            </table:table-row>
            <table:table-row table:style-name="Tableau1.2">
              <table:table-cell table:style-name="Tableau1.A2" office:value-type="string">
                <text:p text:style-name="P23">1</text:p>
              </table:table-cell>
              <table:table-cell table:style-name="Tableau1.B2" office:value-type="string">
                <text:p text:style-name="P17">2</text:p>
              </table:table-cell>
              <table:table-cell table:style-name="Tableau1.C2" office:value-type="string">
                <text:p text:style-name="P17">3</text:p>
              </table:table-cell>
              <table:table-cell table:style-name="Tableau1.B2" office:value-type="string">
                <text:p text:style-name="P17">4</text:p>
              </table:table-cell>
              <table:table-cell table:style-name="Tableau1.C2" office:value-type="string">
                <text:p text:style-name="P17">5</text:p>
              </table:table-cell>
              <table:table-cell table:style-name="Tableau1.B2" office:value-type="string">
                <text:p text:style-name="P17"/>
              </table:table-cell>
              <table:table-cell table:style-name="Tableau1.C2" office:value-type="string">
                <text:p text:style-name="P17"/>
              </table:table-cell>
              <table:table-cell table:style-name="Tableau1.B2" office:value-type="string">
                <text:p text:style-name="P17"/>
              </table:table-cell>
              <table:table-cell table:style-name="Tableau1.I2" office:value-type="string">
                <text:p text:style-name="P17"/>
              </table:table-cell>
            </table:table-row>
            <table:table-row table:style-name="Tableau1.3">
              <table:table-cell table:style-name="Tableau1.A1" office:value-type="string">
                <text:p text:style-name="P11"><office:annotation loext:resolved="false"><dc:creator>fngaha</dc:creator><dc:date>2024-02-09T15:04:23.207512642</dc:date><meta:creator-initials>fngaha</meta:creator-initials><text:p text:style-name="P32">do row for licence in [b.getObject() for b in brains if b.getObject().getParcels()[0].getDivision() == div['division']]</text:p></office:annotation><text:s/><text:text-input text:description="Statistiques INS-Référence">licence.getReference()</text:text-input></text:p>
              </table:table-cell>
              <table:table-cell table:style-name="Tableau1.B1" office:value-type="string">
                <text:p text:style-name="P22"><text:text-input text:description="">licence.getApplicantsSignaletic(withaddress=False)</text:text-input></text:p>
              </table:table-cell>
              <table:table-cell table:style-name="Tableau1.C1" office:value-type="string">
                <text:p text:style-name="P12"><text:text-input text:description="Statistiques INS-Rue des travaux">licence.getWorkLocationSignaletic()</text:text-input>(<text:span text:style-name="T8"><text:text-input text:description="">licence.portal_urban.getCityName()</text:text-input></text:span>)</text:p>
              </table:table-cell>
              <table:table-cell table:style-name="Tableau1.B1" office:value-type="string">
                <text:p text:style-name="P14"><text:text-input text:description="Statistiques INS-Parcelles">', '.join([p.Title() for p in licence.getParcels()])</text:text-input></text:p>
              </table:table-cell>
              <table:table-cell table:style-name="Tableau1.C1" office:value-type="string">
                <text:p text:style-name="P22"><text:text-input text:description="">licence.workType</text:text-input></text:p>
              </table:table-cell>
              <table:table-cell table:style-name="Tableau1.B1" office:value-type="string">
                <text:p text:style-name="P15"><text:text-input text:description="Statistiques INS-Date octroi du permis délivré">licence.getLastWorkBeginning() and licence.portal_urban.formatDate(licence.getLastWorkBeginning().getEventDate())</text:text-input></text:p>
              </table:table-cell>
              <table:table-cell table:style-name="Tableau1.C1" office:value-type="string">
                <text:p text:style-name="P22"><text:text-input text:description="">licence.getLastTheLicence() and licence.getLastTheLicence().getDecisionDate()</text:text-input></text:p>
              </table:table-cell>
              <table:table-cell table:style-name="Tableau1.B1" office:value-type="string">
                <text:p text:style-name="P22"><text:text-input text:description="">licence.getArchitectsSignaletic()</text:text-input></text:p>
              </table:table-cell>
              <table:table-cell table:style-name="Tableau1.I1" office:value-type="string">
                <text:p text:style-name="P13"/>
              </table:table-cell>
            </table:table-row>
          </table:table>
          <text:p text:style-name="P18"/>
          <text:p text:style-name="P19">Certifié conforme</text:p>
          <text:p text:style-name="P19"/>
          <text:p text:style-name="P20"><text:text-input text:description="">brains[0].getObject().portal_urban.cityName</text:text-input>, le <text:text-input text:description="">brains[0].getObject().getParcels()[0].portal_urban.formatDate()</text:text-input></text:p>
          <text:p text:style-name="P20"/>
          <text:p text:style-name="P8">Le Directeur Général,<text:tab/><text:tab/><text:tab/><text:tab/><text:tab/><text:tab/><text:tab/><text:tab/><text:tab/><text:tab/><text:tab/><text:tab/><text:tab/>Le Bourgmestre,</text:p>
          <text:p text:style-name="P8"/>
          <text:p text:style-name="P8"/>
          <text:p text:style-name="P31"><text:span text:style-name="T12">Le Directeur Général</text:span><text:tab/><text:tab/><text:tab/><text:tab/><text:tab/><text:tab/><text:tab/><text:tab/><text:tab/><text:tab/><text:tab/><text:tab/> <text:span text:style-name="T12">Le Bourgmestre</text:span></text:p>
          <text:p text:style-name="P8"/>
          <text:p text:style-name="P18">(1) A indiquer sous forme fractionnaire. Exemple: A 165 B2 -&gt; section et n° de la parcelle</text:p>
          <text:p text:style-name="P18"><text:tab/><text:tab/>----------</text:p>
          <text:p text:style-name="P29"><text:tab/><text:tab/>1346 -&gt; article de la matrice cadastrale</text:p>
          <text:p text:style-name="P30"/>
        </text:section>
        <text:p text:style-name="P21"/>
        <text:p text:style-name="P21">INSTRUCTION A L'USAGE DE L'ADMINISTRATION COMMUNALE</text:p>
        <text:p text:style-name="P7"/>
        <text:p text:style-name="P7">La présente "LISTE n<text:span text:style-name="T9">°</text:span>220 des permis de bâtir et des permis de lotir délivrés et des changements survenus dans les propriétés" est mise à la disposition de l'autorité communale par le contrôleur du Cadastre </text:p>
        <text:p text:style-name="P7">Elle est destinée à communiquer au Ministère des Finances les renseignements suivants.</text:p>
        <text:p text:style-name="P7">1) Les permis de bâtir et les permis de lotir délivrés par la commune ou une autorité supérieure, à savoir :</text:p>
        <text:p text:style-name="P7">- les permis de bâtir soumis ou non à l'avis conforme du fonctionnaire délégué de l'administration de l'Urbanisme ;</text:p>
        <text:p text:style-name="P7">- le permis de lotir.</text:p>
        <text:p text:style-name="P7">2) Les changements n'ayant pas fait l'objet d'une inscription sous la rubrique 1 ci-dessus, survenus dans les propriétés bâties ou non bâties par suite de :</text:p>
        <text:p text:style-name="P7">- nouvelle construction, reconstruction totale ou partielle, exhaussement, renouvellement partiel, agrandissement, changement de destination, réunion, division, amélioration notable, démolition totale ou partielle et détérioration notable des bâtiments ;</text:p>
        <text:p text:style-name="P7">- bâtiments tombés en ruines ;</text:p>
        <text:p text:style-name="P7">- changement de la nature de culture.</text:p>
        <text:p text:style-name="P7">3) Les changements survenus en matière de matériel ou d'outillage par suite de :</text:p>
        <text:p text:style-name="P7">- placement ou suppression de celui-ci.</text:p>
        <text:p text:style-name="P7">4) Les changements survenus aux routes, chemins, sentiers, cours d'eau, canaux, chemins de fer, par suite de :</text:p>
        <text:p text:style-name="P7">- construction, déplacement, omission, configuration erronée ou suppression de routes, chemins, sentiers, canaux ou chemins de fer ;</text:p>
        <text:p text:style-name="P7">- reprise de voirie par l'administration communale en application de la législation en matière d'aménagement du territoire et de l'urbanisme ou du Code du logement ;</text:p>
        <text:p text:style-name="P7">- changement de limite avec la voirie ;</text:p>
        <text:p text:style-name="P7">- redressement de rivières ou de ruisseaux ;</text:p>
        <text:p text:style-name="P7">- changement provenant de terrains formés par alluvion ou enlevés par les eaux.</text:p>
        <text:p text:style-name="P7">5) Les changements ci-après survenus en matière d'imposabilité :</text:p>
        <text:p text:style-name="P7">- propriétés non imposables devenues imposables ;</text:p>
        <text:p text:style-name="P7">- propriétés imposables devenues non imposables.</text:p>
        <text:p text:style-name="P7">6) Les changements dans la dénomination des rues et/ou dans l'attribution des numéros de police.</text:p>
        <text:p text:style-name="P7">La liste est formée trimestriellement par division cadastrale; elle est transmise au contrôleur du Cadastre avant le 20 du mois qui suit la fin de chaque trimestre auquel la liste se rapporte. Une liste portant la mention "NEANT" est formée lorsque, durant le trimestre écoulé, aucun permis de bâtir ou de permis de lotir n'a été délivré et lorsque aucun des changements précités n'a été constaté dans les propriétés foncières.</text:p>
        <text:p text:style-name="P7">La liste est datée et certifiée exacte par le bourgmestre et par le secrétaire communal.</text:p>
        <text:p text:style-name="P7">Lorsque plusieurs formulaires no 220 sont nécessaires pour un même trimestre, ils sont numérotés à l'endroit prévu à cet effet dans le coin supérieur droit. Dans ce cas, la date, le certificat e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517cm" fo:margin-bottom="1.903cm" fo:margin-left="3.175cm" fo:margin-right="3.175cm" style:writing-mode="lr-tb" style:layout-grid-color="#c0c0c0" style:layout-grid-lines="39" style:layout-grid-base-height="0.423cm" style:layout-grid-ruby-height="0.212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Statistique des permis de bâtir - Modèle III</dc:title>
    <meta:initial-creator>koen.hooyberghs</meta:initial-creator>
    <meta:creation-date>2009-01-16T10:36:00</meta:creation-date>
    <dc:date>2024-05-02T11:34:34.022491014</dc:date>
    <meta:print-date>2008-10-17T14:25:00</meta:print-date>
    <meta:editing-cycles>78</meta:editing-cycles>
    <meta:editing-duration>P1DT4H56M51S</meta:editing-duration>
    <meta:document-statistic meta:table-count="1" meta:image-count="0" meta:object-count="0" meta:page-count="3" meta:paragraph-count="86" meta:word-count="662" meta:character-count="4624" meta:non-whitespace-character-count="3866"/>
    <meta:user-defined meta:name="Info 1"/>
    <meta:user-defined meta:name="Info 2"/>
    <meta:user-defined meta:name="Info 3"/>
    <meta:user-defined meta:name="Info 4"/>
  </office:meta>
</office:document-meta>
</file>